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ales">
        <table:table-row>
          <table:table-cell office:value-type="float" office:value="1">
            <text:p>1</text:p>
          </table:table-cell>
          <table:table-cell office:value-type="float" office:value="12309">
            <text:p>12309</text:p>
          </table:table-cell>
          <table:table-cell office:value-type="string">
            <text:p>2010-12-19 01:13:42</text:p>
          </table:table-cell>
          <table:table-cell office:value-type="float" office:value="22.04">
            <text:p>22.04</text:p>
          </table:table-cell>
          <table:table-cell office:value-type="float" office:value="5.67">
            <text:p>5.67</text:p>
          </table:table-cell>
          <table:table-cell office:value-type="float" office:value="27.71">
            <text:p>27.7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2310">
            <text:p>12310</text:p>
          </table:table-cell>
          <table:table-cell office:value-type="string">
            <text:p>2010-12-19 01:15:12</text:p>
          </table:table-cell>
          <table:table-cell office:value-type="float" office:value="11.50">
            <text:p>11.50</text:p>
          </table:table-cell>
          <table:table-cell office:value-type="float" office:value="3.40">
            <text:p>3.40</text:p>
          </table:table-cell>
          <table:table-cell office:value-type="float" office:value="14.90">
            <text:p>14.9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2311">
            <text:p>12311</text:p>
          </table:table-cell>
          <table:table-cell office:value-type="string">
            <text:p>2010-12-19 01:15:22</text:p>
          </table:table-cell>
          <table:table-cell office:value-type="float" office:value="95.99">
            <text:p>95.99</text:p>
          </table:table-cell>
          <table:table-cell office:value-type="float" office:value="15.00">
            <text:p>15.00</text:p>
          </table:table-cell>
          <table:table-cell office:value-type="float" office:value="110.99">
            <text:p>110.99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312">
            <text:p>12312</text:p>
          </table:table-cell>
          <table:table-cell office:value-type="string">
            <text:p>2010-12-19 01:30:45</text:p>
          </table:table-cell>
          <table:table-cell office:value-type="float" office:value="10.75">
            <text:p>10.75</text:p>
          </table:table-cell>
          <table:table-cell office:value-type="float" office:value="3.00">
            <text:p>3.00</text:p>
          </table:table-cell>
          <table:table-cell office:value-type="float" office:value="13.75">
            <text:p>13.75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8-28T06:45:55+02:00</meta:creation-date>
  </office:meta>
</office:document-meta>
</file>